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-4.471274376" calcext:value-type="float">
            <text:p>-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46548462" calcext:value-type="float">
            <text:p>65,46548462</text:p>
          </table:table-cell>
          <table:table-cell office:value-type="float" office:value="5.660204106E-027" calcext:value-type="float">
            <text:p>5,66E-027</text:p>
          </table:table-cell>
          <table:table-cell office:value-type="float" office:value="4.472493649" calcext:value-type="float">
            <text:p>4,472493649</text:p>
          </table:table-cell>
          <table:table-cell table:style-name="ce2" table:formula="of:=ABS(SUM([.E2:.E3])/[.E2])" office:value-type="float" office:value="0.000272690266234792" calcext:value-type="float">
            <text:p>0,00027269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418" calcext:value-type="float">
            <text:p>142418</text:p>
          </table:table-cell>
          <table:table-cell office:value-type="float" office:value="71.24371338" calcext:value-type="float">
            <text:p>71,24371338</text:p>
          </table:table-cell>
          <table:table-cell office:value-type="float" office:value="1.216377653E-020" calcext:value-type="float">
            <text:p>1,22E-020</text:p>
          </table:table-cell>
          <table:table-cell office:value-type="float" office:value="-3.062574387" calcext:value-type="float">
            <text:p>-3,06257438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418" calcext:value-type="float">
            <text:p>142418</text:p>
          </table:table-cell>
          <table:table-cell office:value-type="float" office:value="72.11106873" calcext:value-type="float">
            <text:p>72,11106873</text:p>
          </table:table-cell>
          <table:table-cell office:value-type="float" office:value="1.202407914E-020" calcext:value-type="float">
            <text:p>1,20E-020</text:p>
          </table:table-cell>
          <table:table-cell office:value-type="float" office:value="3.06382966" calcext:value-type="float">
            <text:p>3,06382966</text:p>
          </table:table-cell>
          <table:table-cell table:formula="of:=ABS(SUM([.E4:.E5])/[.E4])" office:value-type="float" office:value="0.000409875105508726" calcext:value-type="float">
            <text:p>0,00040987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590" calcext:value-type="float">
            <text:p>142590</text:p>
          </table:table-cell>
          <table:table-cell office:value-type="float" office:value="72.96044159" calcext:value-type="float">
            <text:p>72,96044159</text:p>
          </table:table-cell>
          <table:table-cell office:value-type="float" office:value="1.568956481E-017" calcext:value-type="float">
            <text:p>1,57E-017</text:p>
          </table:table-cell>
          <table:table-cell office:value-type="float" office:value="-2.45627737" calcext:value-type="float">
            <text:p>-2,4562773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590" calcext:value-type="float">
            <text:p>142590</text:p>
          </table:table-cell>
          <table:table-cell office:value-type="float" office:value="74.91658783" calcext:value-type="float">
            <text:p>74,91658783</text:p>
          </table:table-cell>
          <table:table-cell office:value-type="float" office:value="1.514326496E-017" calcext:value-type="float">
            <text:p>1,51E-017</text:p>
          </table:table-cell>
          <table:table-cell office:value-type="float" office:value="2.457767487" calcext:value-type="float">
            <text:p>2,457767487</text:p>
          </table:table-cell>
          <table:table-cell table:style-name="ce3" table:formula="of:=ABS(SUM([.E6:.E7])/[.E6])" office:value-type="float" office:value="0.00060665664969258" calcext:value-type="float">
            <text:p>0,00060665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846" calcext:value-type="float">
            <text:p>142846</text:p>
          </table:table-cell>
          <table:table-cell office:value-type="float" office:value="75.15280914" calcext:value-type="float">
            <text:p>75,15280914</text:p>
          </table:table-cell>
          <table:table-cell office:value-type="float" office:value="2.214131842E-015" calcext:value-type="float">
            <text:p>2,21E-015</text:p>
          </table:table-cell>
          <table:table-cell office:value-type="float" office:value="-2.092391729" calcext:value-type="float">
            <text:p>-2,09239172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846" calcext:value-type="float">
            <text:p>142846</text:p>
          </table:table-cell>
          <table:table-cell office:value-type="float" office:value="79.35649872" calcext:value-type="float">
            <text:p>79,35649872</text:p>
          </table:table-cell>
          <table:table-cell office:value-type="float" office:value="2.168600857E-015" calcext:value-type="float">
            <text:p>2,17E-015</text:p>
          </table:table-cell>
          <table:table-cell office:value-type="float" office:value="2.094210148" calcext:value-type="float">
            <text:p>2,094210148</text:p>
          </table:table-cell>
          <table:table-cell table:style-name="ce3" table:formula="of:=ABS(SUM([.E8:.E9])/[.E8])" office:value-type="float" office:value="0.000869062410636267" calcext:value-type="float">
            <text:p>0,00086906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327" calcext:value-type="float">
            <text:p>143327</text:p>
          </table:table-cell>
          <table:table-cell office:value-type="float" office:value="79.44792938" calcext:value-type="float">
            <text:p>79,44792938</text:p>
          </table:table-cell>
          <table:table-cell office:value-type="float" office:value="0.00000000000009501219391" calcext:value-type="float">
            <text:p>9,50E-014</text:p>
          </table:table-cell>
          <table:table-cell office:value-type="float" office:value="-1.841620564" calcext:value-type="float">
            <text:p>-1,84162056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327" calcext:value-type="float">
            <text:p>143327</text:p>
          </table:table-cell>
          <table:table-cell office:value-type="float" office:value="84.74937439" calcext:value-type="float">
            <text:p>84,74937439</text:p>
          </table:table-cell>
          <table:table-cell office:value-type="float" office:value="0.0000000000001082508649" calcext:value-type="float">
            <text:p>1,08E-013</text:p>
          </table:table-cell>
          <table:table-cell office:value-type="float" office:value="1.842924237" calcext:value-type="float">
            <text:p>1,842924237</text:p>
          </table:table-cell>
          <table:table-cell table:style-name="ce3" table:formula="of:=ABS(SUM([.E10:.E11])/[.E10])" office:value-type="float" office:value="0.000707894462890025" calcext:value-type="float">
            <text:p>0,00070789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867" calcext:value-type="float">
            <text:p>143867</text:p>
          </table:table-cell>
          <table:table-cell office:value-type="float" office:value="84.78977966" calcext:value-type="float">
            <text:p>84,78977966</text:p>
          </table:table-cell>
          <table:table-cell office:value-type="float" office:value="0.000000000003452545975" calcext:value-type="float">
            <text:p>3,45E-012</text:p>
          </table:table-cell>
          <table:table-cell office:value-type="float" office:value="-1.65297842" calcext:value-type="float">
            <text:p>-1,6529784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867" calcext:value-type="float">
            <text:p>143867</text:p>
          </table:table-cell>
          <table:table-cell office:value-type="float" office:value="86.94756317" calcext:value-type="float">
            <text:p>86,94756317</text:p>
          </table:table-cell>
          <table:table-cell office:value-type="float" office:value="0.000000000003641742723" calcext:value-type="float">
            <text:p>3,64E-012</text:p>
          </table:table-cell>
          <table:table-cell office:value-type="float" office:value="1.653353333" calcext:value-type="float">
            <text:p>1,653353333</text:p>
          </table:table-cell>
          <table:table-cell table:formula="of:=ABS(SUM([.E12:.E13])/[.E12])" office:value-type="float" office:value="0.00022681058352832" calcext:value-type="float">
            <text:p>0,00022681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071" calcext:value-type="float">
            <text:p>144071</text:p>
          </table:table-cell>
          <table:table-cell office:value-type="float" office:value="86.97479248" calcext:value-type="float">
            <text:p>86,97479248</text:p>
          </table:table-cell>
          <table:table-cell office:value-type="float" office:value="0.0000000000425490615" calcext:value-type="float">
            <text:p>4,25E-011</text:p>
          </table:table-cell>
          <table:table-cell office:value-type="float" office:value="-1.504917622" calcext:value-type="float">
            <text:p>-1,50491762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071" calcext:value-type="float">
            <text:p>144071</text:p>
          </table:table-cell>
          <table:table-cell office:value-type="float" office:value="88.96149445" calcext:value-type="float">
            <text:p>88,96149445</text:p>
          </table:table-cell>
          <table:table-cell office:value-type="float" office:value="0.00000000006156618965" calcext:value-type="float">
            <text:p>6,16E-011</text:p>
          </table:table-cell>
          <table:table-cell office:value-type="float" office:value="1.505194783" calcext:value-type="float">
            <text:p>1,505194783</text:p>
          </table:table-cell>
          <table:table-cell table:formula="of:=ABS(SUM([.E14:.E15])/[.E14])" office:value-type="float" office:value="0.000184170213670246" calcext:value-type="float">
            <text:p>0,000184170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227" calcext:value-type="float">
            <text:p>144227</text:p>
          </table:table-cell>
          <table:table-cell office:value-type="float" office:value="88.9782486" calcext:value-type="float">
            <text:p>88,9782486</text:p>
          </table:table-cell>
          <table:table-cell office:value-type="float" office:value="0.000000000175168588" calcext:value-type="float">
            <text:p>1,75E-010</text:p>
          </table:table-cell>
          <table:table-cell office:value-type="float" office:value="-1.383696795" calcext:value-type="float">
            <text:p>-1,38369679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227" calcext:value-type="float">
            <text:p>144227</text:p>
          </table:table-cell>
          <table:table-cell office:value-type="float" office:value="92.92405701" calcext:value-type="float">
            <text:p>92,92405701</text:p>
          </table:table-cell>
          <table:table-cell office:value-type="float" office:value="0.00000000009978971816" calcext:value-type="float">
            <text:p>9,98E-011</text:p>
          </table:table-cell>
          <table:table-cell office:value-type="float" office:value="1.384196401" calcext:value-type="float">
            <text:p>1,384196401</text:p>
          </table:table-cell>
          <table:table-cell table:formula="of:=ABS(SUM([.E16:.E17])/[.E16])" office:value-type="float" office:value="0.00036106609613126" calcext:value-type="float">
            <text:p>0,000361066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531" calcext:value-type="float">
            <text:p>144531</text:p>
          </table:table-cell>
          <table:table-cell office:value-type="float" office:value="90.3239975" calcext:value-type="float">
            <text:p>90,3239975</text:p>
          </table:table-cell>
          <table:table-cell office:value-type="float" office:value="0.0000000007743412023" calcext:value-type="float">
            <text:p>7,74E-010</text:p>
          </table:table-cell>
          <table:table-cell office:value-type="float" office:value="-1.282191157" calcext:value-type="float">
            <text:p>-1,28219115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531" calcext:value-type="float">
            <text:p>144531</text:p>
          </table:table-cell>
          <table:table-cell office:value-type="float" office:value="93.30887604" calcext:value-type="float">
            <text:p>93,30887604</text:p>
          </table:table-cell>
          <table:table-cell office:value-type="float" office:value="0.00000000005496606642" calcext:value-type="float">
            <text:p>5,50E-011</text:p>
          </table:table-cell>
          <table:table-cell office:value-type="float" office:value="1.282689452" calcext:value-type="float">
            <text:p>1,282689452</text:p>
          </table:table-cell>
          <table:table-cell table:style-name="ce3" table:formula="of:=ABS(SUM([.E18:.E19])/[.E18])" office:value-type="float" office:value="0.000388627699762004" calcext:value-type="float">
            <text:p>0,00038862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4895" calcext:value-type="float">
            <text:p>144895</text:p>
          </table:table-cell>
          <table:table-cell office:value-type="float" office:value="93.30951691" calcext:value-type="float">
            <text:p>93,30951691</text:p>
          </table:table-cell>
          <table:table-cell office:value-type="float" office:value="0.00000001604450439" calcext:value-type="float">
            <text:p>1,60E-008</text:p>
          </table:table-cell>
          <table:table-cell office:value-type="float" office:value="-1.195050597" calcext:value-type="float">
            <text:p>-1,19505059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4895" calcext:value-type="float">
            <text:p>144895</text:p>
          </table:table-cell>
          <table:table-cell office:value-type="float" office:value="94.82375336" calcext:value-type="float">
            <text:p>94,82375336</text:p>
          </table:table-cell>
          <table:table-cell office:value-type="float" office:value="0.000000007842619887" calcext:value-type="float">
            <text:p>7,84E-009</text:p>
          </table:table-cell>
          <table:table-cell office:value-type="float" office:value="1.19533813" calcext:value-type="float">
            <text:p>1,19533813</text:p>
          </table:table-cell>
          <table:table-cell table:style-name="ce3" table:formula="of:=ABS(SUM([.E20:.E21])/[.E20])" office:value-type="float" office:value="0.000240603201840886" calcext:value-type="float">
            <text:p>0,00024060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163" calcext:value-type="float">
            <text:p>145163</text:p>
          </table:table-cell>
          <table:table-cell office:value-type="float" office:value="94.82539368" calcext:value-type="float">
            <text:p>94,82539368</text:p>
          </table:table-cell>
          <table:table-cell office:value-type="float" office:value="0.00000006602965641" calcext:value-type="float">
            <text:p>6,60E-008</text:p>
          </table:table-cell>
          <table:table-cell office:value-type="float" office:value="1.118457198" calcext:value-type="float">
            <text:p>1,11845719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26745668989511" calcext:value-type="float">
            <text:p>0,0004267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20:28:37.928910454</dc:date>
    <meta:document-statistic meta:table-count="1" meta:cell-count="121" meta:object-count="0"/>
    <meta:generator>LibreOffice/4.1.4.2$Linux_X86_64 LibreOffice_project/410m0$Build-2</meta:generator>
  </office:meta>
</office:document-meta>
</file>